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06a67" officeooo:paragraph-rsid="00106a6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officeooo:rsid="00106a67" officeooo:paragraph-rsid="00106a6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officeooo:rsid="0013f106" officeooo:paragraph-rsid="0013f10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8pt" fo:font-weight="bold" officeooo:rsid="00153f8a" officeooo:paragraph-rsid="00153f8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8pt" fo:font-weight="bold" officeooo:rsid="0019f7b0" officeooo:paragraph-rsid="0019f7b0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8pt" fo:font-weight="normal" officeooo:rsid="00106a67" officeooo:paragraph-rsid="00106a67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ce181e" fo:font-size="18pt" fo:font-weight="bold" officeooo:rsid="0013f106" officeooo:paragraph-rsid="0013f106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officeooo:rsid="00106a67" officeooo:paragraph-rsid="001d8cb2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820f71" fo:font-size="18pt" fo:font-weight="bold" officeooo:rsid="00106a67" officeooo:paragraph-rsid="00106a6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820f71" fo:font-size="18pt" fo:font-weight="bold" officeooo:rsid="001d8cb2" officeooo:paragraph-rsid="001d8cb2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8pt" fo:font-weight="bold" officeooo:rsid="00106a67" officeooo:paragraph-rsid="00106a67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eb51d" officeooo:paragraph-rsid="00106a6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8pt" fo:font-weight="normal" officeooo:rsid="00106a67" officeooo:paragraph-rsid="00106a67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8pt" fo:font-weight="normal" officeooo:rsid="0013f106" officeooo:paragraph-rsid="0013f106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8pt" fo:font-weight="normal" officeooo:rsid="00153f8a" officeooo:paragraph-rsid="00153f8a" style:font-size-asian="18pt" style:font-weight-asian="normal" style:font-size-complex="18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8pt" fo:font-weight="bold" officeooo:rsid="00106a67" officeooo:paragraph-rsid="00106a67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7704" style:font-weight-asian="normal" style:font-weight-complex="normal"/>
    </style:style>
    <style:style style:name="T3" style:family="text">
      <style:text-properties fo:font-weight="normal" officeooo:rsid="0016ae37" style:font-weight-asian="normal" style:font-weight-complex="normal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ize-complex="18pt"/>
    </style:style>
    <style:style style:name="T9" style:family="text">
      <style:text-properties fo:font-style="italic" fo:font-weight="normal" style:font-weight-asian="normal" style:font-weight-complex="normal"/>
    </style:style>
    <style:style style:name="T10" style:family="text">
      <style:text-properties officeooo:rsid="00120361"/>
    </style:style>
    <style:style style:name="T11" style:family="text">
      <style:text-properties officeooo:rsid="00157704"/>
    </style:style>
    <style:style style:name="T12" style:family="text">
      <style:text-properties officeooo:rsid="001b7be7"/>
    </style:style>
    <style:style style:name="T13" style:family="text">
      <style:text-properties officeooo:rsid="002442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ÉTHODE AGILE, SCRUM, TRELLO</text:p>
      <text:p text:style-name="P8"/>
      <text:p text:style-name="P1"/>
      <text:p text:style-name="P14">présenté par </text:p>
      <text:p text:style-name="P9"/>
      <text:p text:style-name="P10">Marie Sarr MANE</text:p>
      <text:p text:style-name="P10"/>
      <text:p text:style-name="P10">Abdoulaye Bicaise DIOP</text:p>
      <text:p text:style-name="P10"/>
      <text:p text:style-name="P10">Thiémokho KHOU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ÉTHODE AGILE, SCRUM, TRELLO</text:p>
      <text:p text:style-name="P1"/>
      <text:p text:style-name="P1"/>
      <text:p text:style-name="P2">MÉTHODE AGILE</text:p>
      <text:p text:style-name="P2"/>
      <text:p text:style-name="P7">Agile : c’est quand on arrive à épouser les mouvements d’un environnement mutant</text:p>
      <text:p text:style-name="P11"><text:span text:style-name="T4">Les méthodes agiles sont des groupes de pratiques de pilotage et de réalisation de projets. Elles ont pour origine le </text:span><text:a xlink:type="simple" xlink:href="https://fr.wikipedia.org/wiki/Manifeste_Agile" text:style-name="Internet_20_link" text:visited-style-name="Visited_20_Internet_20_Link"><text:span text:style-name="T4">manifeste Agile</text:span></text:a><text:span text:style-name="T4">, rédigé en 2001, qui consacre le terme d'« agile » pour référencer de multiples méthodes existantes. </text:span></text:p>
      <text:p text:style-name="P13"><text:span text:style-name="T5">Les méthodes agiles se veulent plus pragmatiques que les méthodes traditi</text:span><text:span text:style-name="T6">onnelles, impliquent au maximum le demandeur (client) et permettent une grande réactivité à ses demandes. Elles reposent sur un </text:span><text:a xlink:type="simple" xlink:href="https://fr.wikipedia.org/wiki/Cycle_de_développement_(logiciel)" text:style-name="Internet_20_link" text:visited-style-name="Visited_20_Internet_20_Link"><text:span text:style-name="T6">cycle de développement</text:span></text:a><text:span text:style-name="T6"> itératif, incrémental et adaptatif et doivent respecter quatre valeurs fondamentales déclinées en douze principes desquels découlent une base de pratiques, soit communes, soit complémentaires. </text:span></text:p>
      <text:p text:style-name="P2"/>
      <text:p text:style-name="P2">SCRUM <text:span text:style-name="T10">(schèma d’organisation)</text:span></text:p>
      <text:p text:style-name="P6"/>
      <text:p text:style-name="P2"><text:span text:style-name="T1">Scrum est un schéma d’organisation de développement de produits complexes. Il est défini par ses créateurs comme un « cadre de travail </text:span><text:a xlink:type="simple" xlink:href="https://fr.wikipedia.org/wiki/Holisme" text:style-name="Internet_20_link" text:visited-style-name="Visited_20_Internet_20_Link"><text:span text:style-name="T1">holistique</text:span></text:a><text:span text:style-name="T1"> </text:span><text:a xlink:type="simple" xlink:href="https://fr.wikipedia.org/wiki/Processus_itératif" text:style-name="Internet_20_link" text:visited-style-name="Visited_20_Internet_20_Link"><text:span text:style-name="T1">itératif</text:span></text:a><text:span text:style-name="T1"> qui se concentre sur les buts communs en livrant de manière productive et créative des produits de la plus grande valeur possible »</text:span></text:p>
      <text:p text:style-name="P2"><text:span text:style-name="T1">Scrum est considéré comme un groupe de pratiques répondant pour la plupart aux préconisations du </text:span><text:a xlink:type="simple" xlink:href="https://fr.wikipedia.org/wiki/Manifeste_agile" text:style-name="Internet_20_link" text:visited-style-name="Visited_20_Internet_20_Link"><text:span text:style-name="T1">Manifeste Agile</text:span></text:a></text:p>
      <text:p text:style-name="P6"/>
      <text:p text:style-name="P11"><text:span text:style-name="T1">Le </text:span><text:a xlink:type="simple" xlink:href="https://fr.wikipedia.org/wiki/Framework" text:style-name="Internet_20_link" text:visited-style-name="Visited_20_Internet_20_Link"><text:span text:style-name="T1">framework</text:span></text:a><text:span text:style-name="T1"> s'appuie sur le découpage d'un projet en </text:span><text:a xlink:type="simple" xlink:href="https://fr.wikipedia.org/wiki/Timeboxing" text:style-name="Internet_20_link" text:visited-style-name="Visited_20_Internet_20_Link"><text:span text:style-name="T1">boîtes de temps</text:span></text:a><text:span text:style-name="T1">, nommées « </text:span><text:span text:style-name="T9">sprints</text:span><text:span text:style-name="T1"> ». Les </text:span><text:span text:style-name="T9">sprints</text:span><text:span text:style-name="T1"> peuvent durer entre quelques heures et un mois (avec une préférence pour deux </text:span><text:soft-page-break/><text:span text:style-name="T1">semaines). Chaque </text:span><text:span text:style-name="T9">sprint</text:span><text:span text:style-name="T1"> commence par une estimation suivie d'une planification opérationnelle. Le </text:span><text:span text:style-name="T9">sprint</text:span><text:span text:style-name="T1"> se termine par une démonstration de ce qui a été achevé. Avant de démarrer un nouveau </text:span><text:span text:style-name="T9">sprint</text:span><text:span text:style-name="T1">, l'équipe réalise une rétrospective. Cette technique analyse le déroulement du </text:span><text:span text:style-name="T9">sprint</text:span><text:span text:style-name="T1"> achevé, afin d'améliorer ses pratiques. Le flot de travail de l'équipe de développement est facilité par son </text:span><text:a xlink:type="simple" xlink:href="https://fr.wikipedia.org/wiki/Auto-organisation" text:style-name="Internet_20_link" text:visited-style-name="Visited_20_Internet_20_Link"><text:span text:style-name="T1">auto-organisation</text:span></text:a><text:span text:style-name="T1">, il n'y aura donc pas de gestionnaire de projet. </text:span></text:p>
      <text:p text:style-name="P13"><text:span text:style-name="T7">La création de </text:span><text:span text:style-name="T8">frameworks</text:span><text:span text:style-name="T7"> de développement logiciel hybrides couplant Scrum et d'autres </text:span><text:span text:style-name="T8">frameworks</text:span><text:span text:style-name="T7"> est commune puisque Scrum ne couvre pas le cycle de développement de produit. Par exemple, on pourra utiliser des pratiques issues de l'</text:span><text:a xlink:type="simple" xlink:href="https://fr.wikipedia.org/wiki/Extreme_programming" text:style-name="Internet_20_link" text:visited-style-name="Visited_20_Internet_20_Link"><text:span text:style-name="T8">extreme-programming</text:span></text:a><text:span text:style-name="T7">, de la phase de construction structurée de la </text:span><text:a xlink:type="simple" xlink:href="https://fr.wikipedia.org/wiki/Développement_rapide_d%27applications" text:style-name="Internet_20_link" text:visited-style-name="Visited_20_Internet_20_Link"><text:span text:style-name="T7">méthode RAD</text:span></text:a><text:span text:style-name="T7">, ou un ensemble de pratiques de qualité du logiciel émergeant du vécu de l'équipe projet</text:span></text:p>
      <text:p text:style-name="P3"><text:span text:style-name="T1">Scrum repose s</text:span><text:span text:style-name="T2">ur </text:span><text:span text:style-name="T3">plusieurs principes (14), dont</text:span><text:span text:style-name="T1"> <text:s/>4 <text:s/>importants </text:span><text:span text:style-name="T2">que</text:span><text:span text:style-name="T1"> sont :</text:span></text:p>
      <text:p text:style-name="P16"/>
      <text:p text:style-name="P4">1- la productivité</text:p>
      <text:p text:style-name="P17">apprendre à utiliser plus efficacement son temps, éviter les gâchis, plus ou moins</text:p>
      <text:p text:style-name="P17"/>
      <text:p text:style-name="P4">2- la simplicité</text:p>
      <text:p text:style-name="P17">transformer un problème complexe en sous-problèmes simples</text:p>
      <text:p text:style-name="P17"/>
      <text:p text:style-name="P4">3- l’efficacité</text:p>
      <text:p text:style-name="P17">gommer les silos, transversaliser le savoir, prôner la culture du livrable d’équipe</text:p>
      <text:p text:style-name="P17"/>
      <text:p text:style-name="P4">4-la transparence </text:p>
      <text:p text:style-name="P4"><text:span text:style-name="T1">favoriser la communication entre les membres, il faut que tous les membres soi</text:span><text:span text:style-name="T2">ent au même au même niveau d’information</text:span></text:p>
      <text:p text:style-name="P6"><text:soft-page-break/><text:s/><text:span text:style-name="T11">vous l’aurez donc compris qu’avec scrum, on sait exactement ou on veut aller, à quelles dates, et même identifier, et savoir si on a les ressources ou pas</text:span></text:p>
      <text:p text:style-name="P2"/>
      <text:p text:style-name="P2"/>
      <text:p text:style-name="P2">TRELLO <text:span text:style-name="T10">(organisation)</text:span></text:p>
      <text:p text:style-name="P2"/>
      <text:p text:style-name="P11"><text:span text:style-name="T1">Trello est un outil de gestion de projet en ligne, lancé en </text:span><text:a xlink:type="simple" xlink:href="https://fr.wikipedia.org/wiki/Septembre_2011" text:style-name="Internet_20_link" text:visited-style-name="Visited_20_Internet_20_Link"><text:span text:style-name="T1">septembre</text:span></text:a><text:span text:style-name="T1"> </text:span><text:a xlink:type="simple" xlink:href="https://fr.wikipedia.org/wiki/2011" text:style-name="Internet_20_link" text:visited-style-name="Visited_20_Internet_20_Link"><text:span text:style-name="T1">2011</text:span></text:a><text:span text:style-name="T1">, et inspiré par la méthode </text:span><text:a xlink:type="simple" xlink:href="https://fr.wikipedia.org/wiki/Kanban" text:style-name="Internet_20_link" text:visited-style-name="Visited_20_Internet_20_Link"><text:span text:style-name="T1">Kanban</text:span></text:a><text:span text:style-name="T1"> de </text:span><text:a xlink:type="simple" xlink:href="https://fr.wikipedia.org/wiki/Toyota" text:style-name="Internet_20_link" text:visited-style-name="Visited_20_Internet_20_Link"><text:span text:style-name="T1">Toyota</text:span></text:a><text:span text:style-name="T1">. Il est basé sur une organisation des projets en planches listant des cartes, chacune représentant des tâches. Les cartes sont assignables à des utilisateurs et sont mobiles d'une planche à l'autre, traduisant leur avancement. </text:span></text:p>
      <text:p text:style-name="P12">La version de base est gratuite, tandis qu'une formule payante permet d'obtenir des services supplémentaires. Le service est disponible en plusieurs langues (23 en juin 2016). </text:p>
      <text:p text:style-name="P2">Trello est une application permettant de gérer des projets et tâches en équipe. <text:span text:style-name="T13">On l</text:span>’utilis<text:span text:style-name="T13">e</text:span> pour planifier et organiser absolument tout. Bien pensée, ergonomique et épurée, cette application de gestion de projet devrait faire le bonheur de beaucoup d’entre<text:span text:style-name="T13">prises</text:span>.</text:p>
      <text:p text:style-name="P2"/>
      <text:p text:style-name="P5">l’idée est de faire des colonnes ou on va définir les taches a faire, les taches en cours, et les taches terminées. Pour ce faire, il faut organiser des réunions pour <text:span text:style-name="T12">assigner les tache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1:30:43.031950452</meta:creation-date>
    <dc:date>2019-04-18T10:18:51.359571177</dc:date>
    <meta:editing-duration>P1DT7H28M1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4" meta:paragraph-count="30" meta:word-count="612" meta:character-count="3968" meta:non-whitespace-character-count="3375"/>
  </office:meta>
</office:document-meta>
</file>